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197cm" style:rel-column-width="24066*"/>
    </style:style>
    <style:style style:name="Таблица1.B" style:family="table-column">
      <style:table-column-properties style:column-width="3.694cm" style:rel-column-width="14345*"/>
    </style:style>
    <style:style style:name="Таблица1.C" style:family="table-column">
      <style:table-column-properties style:column-width="2.764cm" style:rel-column-width="10735*"/>
    </style:style>
    <style:style style:name="Таблица1.D" style:family="table-column">
      <style:table-column-properties style:column-width="4.219cm" style:rel-column-width="16389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873cm" table:align="margins" style:writing-mode="lr-tb"/>
    </style:style>
    <style:style style:name="Таблица2.A" style:family="table-column">
      <style:table-column-properties style:column-width="1.526cm" style:rel-column-width="5927*"/>
    </style:style>
    <style:style style:name="Таблица2.B" style:family="table-column">
      <style:table-column-properties style:column-width="7.675cm" style:rel-column-width="29805*"/>
    </style:style>
    <style:style style:name="Таблица2.C" style:family="table-column">
      <style:table-column-properties style:column-width="7.673cm" style:rel-column-width="29803*"/>
    </style:style>
    <style:style style:name="Таблица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0pt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Text_20_body">
      <style:text-properties fo:font-size="15pt" style:font-size-asian="15pt"/>
    </style:style>
    <style:style style:name="P4" style:family="paragraph" style:parent-style-name="Text_20_body">
      <style:text-properties fo:font-size="9pt" style:font-size-asian="9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4f62" officeooo:paragraph-rsid="0014e0d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044f62" officeooo:paragraph-rsid="0014e0de" style:font-size-asian="14pt" style:font-size-complex="14pt"/>
    </style:style>
    <style:style style:name="P7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18342e" style:font-size-asian="14pt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77e80" officeooo:paragraph-rsid="00177e80" style:font-size-asian="14pt" style:font-size-complex="14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18342e" style:font-size-asian="14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044f62" officeooo:paragraph-rsid="0014e0de" style:font-size-asian="14pt" style:font-size-complex="14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officeooo:rsid="0016006e" officeooo:paragraph-rsid="0018342e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fo:font-weight="normal" officeooo:rsid="0025108a" officeooo:paragraph-rsid="002541df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19a29c" officeooo:paragraph-rsid="001e658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19a29c" officeooo:paragraph-rsid="0022311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1fdc57" officeooo:paragraph-rsid="001fdc5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078a1" officeooo:paragraph-rsid="002078a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23117" officeooo:paragraph-rsid="0022311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25108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18342e" style:font-size-asian="14pt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19a29c" officeooo:paragraph-rsid="0022311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25108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24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25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26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27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28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29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30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044f62" officeooo:paragraph-rsid="0018342e" style:font-size-asian="14pt" style:font-size-complex="14pt"/>
    </style:style>
    <style:style style:name="P31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14e0de" style:font-size-asian="14pt" style:font-size-complex="14pt"/>
    </style:style>
    <style:style style:name="P32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33" style:family="paragraph" style:parent-style-name="Standard">
      <style:paragraph-properties fo:text-align="start" style:justify-single-word="false" fo:break-before="page"/>
      <style:text-properties style:font-name="Times New Roman" fo:font-size="14pt" officeooo:rsid="00044f62" officeooo:paragraph-rsid="0014e0de" style:font-size-asian="14pt" style:font-size-complex="14pt"/>
    </style:style>
    <style:style style:name="P34" style:family="paragraph" style:parent-style-name="Table_20_Contents">
      <style:text-properties fo:font-size="14pt" style:font-size-asian="14pt" style:font-size-complex="14pt"/>
    </style:style>
    <style:style style:name="P35" style:family="paragraph" style:parent-style-name="Table_20_Contents">
      <style:text-properties fo:font-size="14pt" officeooo:rsid="00177e80" officeooo:paragraph-rsid="00177e80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0177e80" officeooo:paragraph-rsid="00177e80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rsid="0018342e" officeooo:paragraph-rsid="0018342e" style:font-size-asian="14pt" style:font-size-complex="14pt"/>
    </style:style>
    <style:style style:name="P38" style:family="paragraph" style:parent-style-name="Table_20_Contents">
      <style:text-properties fo:font-size="14pt" officeooo:rsid="0018342e" officeooo:paragraph-rsid="0018342e" style:font-size-asian="14pt" style:font-size-complex="14pt"/>
    </style:style>
    <style:style style:name="P39" style:family="paragraph" style:parent-style-name="Table_20_Contents">
      <style:text-properties fo:font-size="14pt" officeooo:rsid="0025108a" officeooo:paragraph-rsid="0025108a" style:font-size-asian="14pt" style:font-size-complex="14pt"/>
    </style:style>
    <style:style style:name="P40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41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</style:style>
    <style:style style:name="P42" style:family="paragraph" style:parent-style-name="Text_20_body">
      <style:paragraph-properties fo:margin-top="0.005cm" fo:margin-bottom="0cm" style:contextual-spacing="false"/>
    </style:style>
    <style:style style:name="P43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44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45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46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47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48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</style:style>
    <style:style style:name="P49" style:family="paragraph" style:parent-style-name="Standard">
      <style:paragraph-properties fo:margin-left="0cm" fo:margin-right="0.161cm" fo:margin-top="0.143cm" fo:margin-bottom="0cm" style:contextual-spacing="false" fo:text-align="center" style:justify-single-word="false" fo:text-indent="0cm" style:auto-text-indent="false"/>
      <style:text-properties fo:font-size="14pt" fo:letter-spacing="-0.004cm" fo:font-style="italic" officeooo:paragraph-rsid="0014e0de" style:font-size-asian="14pt" style:font-style-asian="italic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18342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2541df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18342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4pt" officeooo:rsid="00044f62" officeooo:paragraph-rsid="0014e0de" style:font-size-asian="14pt" style:font-size-complex="14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2a40b5" officeooo:paragraph-rsid="002a40b5" style:font-size-asian="14pt" style:font-size-complex="14pt"/>
    </style:style>
    <style:style style:name="P55" style:family="paragraph" style:parent-style-name="Table_20_Contents">
      <style:text-properties fo:font-size="14pt" officeooo:rsid="00279415" officeooo:paragraph-rsid="00279415" style:font-size-asian="14pt" style:font-size-complex="14pt"/>
    </style:style>
    <style:style style:name="P56" style:family="paragraph">
      <loext:graphic-properties draw:fill="solid" draw:fill-color="#612322"/>
      <style:paragraph-properties fo:text-align="center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/>
      <style:paragraph-properties style:writing-mode="lr-tb"/>
    </style:style>
    <style:style style:name="P61" style:family="paragraph">
      <loext:graphic-properties draw:fill="none" draw:fill-color="#ffffff"/>
      <style:paragraph-properties style:writing-mode="lr-tb"/>
      <style:text-properties fo:font-size="11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etter-spacing="-0.005cm" style:font-size-asian="14pt"/>
    </style:style>
    <style:style style:name="T3" style:family="text">
      <style:text-properties fo:font-size="14pt" fo:letter-spacing="-0.002cm" style:font-size-asian="14pt"/>
    </style:style>
    <style:style style:name="T4" style:family="text">
      <style:text-properties fo:font-size="14pt" fo:letter-spacing="-0.004cm" style:font-size-asian="14pt"/>
    </style:style>
    <style:style style:name="T5" style:family="text">
      <style:text-properties fo:font-size="14pt" fo:letter-spacing="-0.011cm" style:font-size-asian="14pt"/>
    </style:style>
    <style:style style:name="T6" style:family="text">
      <style:text-properties fo:font-size="14pt" fo:letter-spacing="-0.009cm" style:font-size-asian="14pt"/>
    </style:style>
    <style:style style:name="T7" style:family="text">
      <style:text-properties fo:font-size="14pt" fo:letter-spacing="-0.016cm" style:font-size-asian="14pt"/>
    </style:style>
    <style:style style:name="T8" style:family="text">
      <style:text-properties fo:font-size="14pt" fo:letter-spacing="-0.118cm" style:font-size-asian="14pt"/>
    </style:style>
    <style:style style:name="T9" style:family="text">
      <style:text-properties fo:font-size="14pt" fo:letter-spacing="0.002cm" style:font-size-asian="14pt"/>
    </style:style>
    <style:style style:name="T10" style:family="text">
      <style:text-properties fo:letter-spacing="-0.005cm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etter-spacing="0.002cm"/>
    </style:style>
    <style:style style:name="T13" style:family="text">
      <style:text-properties fo:letter-spacing="-0.101cm"/>
    </style:style>
    <style:style style:name="T14" style:family="text">
      <style:text-properties fo:letter-spacing="-0.004cm"/>
    </style:style>
    <style:style style:name="T15" style:family="text">
      <style:text-properties fo:letter-spacing="-0.002cm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4e0de"/>
    </style:style>
    <style:style style:name="T19" style:family="text">
      <style:text-properties style:text-underline-style="solid" style:text-underline-width="auto" style:text-underline-color="font-color" officeooo:rsid="00071ce1"/>
    </style:style>
    <style:style style:name="T20" style:family="text">
      <style:text-properties fo:font-size="8pt" style:font-size-asian="8pt"/>
    </style:style>
    <style:style style:name="T21" style:family="text">
      <style:text-properties fo:font-size="8pt" fo:letter-spacing="-0.009cm" style:font-size-asian="8pt"/>
    </style:style>
    <style:style style:name="T22" style:family="text">
      <style:text-properties fo:font-size="8pt" fo:letter-spacing="-0.007cm" style:font-size-asian="8pt"/>
    </style:style>
    <style:style style:name="T23" style:family="text">
      <style:text-properties fo:font-size="8pt" fo:letter-spacing="-0.005cm" style:font-size-asian="8pt"/>
    </style:style>
    <style:style style:name="T24" style:family="text">
      <style:text-properties fo:font-size="8pt" fo:letter-spacing="-0.002cm" style:font-size-asian="8pt"/>
    </style:style>
    <style:style style:name="T25" style:family="text">
      <style:text-properties fo:letter-spacing="0.099cm"/>
    </style:style>
    <style:style style:name="T26" style:family="text">
      <style:text-properties fo:letter-spacing="0.097cm"/>
    </style:style>
    <style:style style:name="T27" style:family="text">
      <style:text-properties officeooo:rsid="00071ce1"/>
    </style:style>
    <style:style style:name="T28" style:family="text">
      <style:text-properties fo:language="uk" fo:country="UA" officeooo:rsid="00177e80" style:font-name-asian="Times New Roman1" style:language-asian="en" style:country-asian="US" style:font-name-complex="Times New Roman1" style:language-complex="ar" style:country-complex="SA"/>
    </style:style>
    <style:style style:name="T29" style:family="text">
      <style:text-properties officeooo:rsid="0018342e"/>
    </style:style>
    <style:style style:name="T30" style:family="text">
      <style:text-properties officeooo:rsid="0019a29c"/>
    </style:style>
    <style:style style:name="T31" style:family="text">
      <style:text-properties officeooo:rsid="002541df"/>
    </style:style>
    <style:style style:name="T32" style:family="text">
      <style:text-properties officeooo:rsid="0027327e"/>
    </style:style>
    <style:style style:name="T33" style:family="text">
      <style:text-properties officeooo:rsid="0028b8ac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1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gr1" style:family="graphic">
      <style:graphic-properties draw:stroke="none" svg:stroke-width="0cm" draw:fill="solid" draw:fill-color="#612322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3.12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1.94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3.51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81cm" draw:start-line-spacing-vertical="0.081cm" draw:end-line-spacing-horizontal="0.081cm" draw:end-line-spacing-vertical="0.081cm" style:run-through="foreground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" style:family="graphic">
      <style:graphic-properties draw:stroke="none" svg:stroke-color="#000000" draw:fill="none" draw:fill-color="#ffffff" fo:min-height="0.494cm" style:run-through="foreground"/>
      <style:paragraph-properties style:writing-mode="lr-tb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3.13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1.9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2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046cm" draw:start-line-spacing-vertical="0.046cm" draw:end-line-spacing-horizontal="0.046cm" draw:end-line-spacing-vertical="0.046cm" style:run-through="foreground"/>
    </style:style>
    <style:style style:name="gr14" style:family="graphic">
      <style:graphic-properties draw:stroke="none" svg:stroke-color="#000000" draw:fill="none" draw:fill-color="#ffffff" fo:min-height="0.496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/></text:p>
      <text:p text:style-name="P23"><text:span text:style-name="T1">Міністерство</text:span><text:span text:style-name="T4"> </text:span><text:span text:style-name="T1">освіти</text:span><text:span text:style-name="T6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p text:style-name="P26"><text:span text:style-name="T1">Національний</text:span><text:span text:style-name="T5"> </text:span><text:span text:style-name="T1">технічний</text:span><text:span text:style-name="T5"> </text:span><text:span text:style-name="T1">університет</text:span><text:span text:style-name="T7"> </text:span><text:span text:style-name="T1">України</text:span><text:span text:style-name="T5"> </text:span><text:span text:style-name="T1">«Київський</text:span><text:span text:style-name="T5"> </text:span><text:span text:style-name="T1">політехнічний</text:span><text:span text:style-name="T8"> </text:span><text:span text:style-name="T1">інститут</text:span><text:span text:style-name="T4"> </text:span><text:span text:style-name="T1">імені</text:span><text:span text:style-name="T9"> </text:span><text:span text:style-name="T1">Ігоря</text:span><text:span text:style-name="T2"> </text:span><text:span text:style-name="T1">Сікорського"</text:span></text:p>
      <text:p text:style-name="P27"><text:span text:style-name="T1">Факультет інформатики та обчислювальної техніки</text:span><text:span text:style-name="T8"> </text:span><text:span text:style-name="T1">Кафедра</text:span><text:span text:style-name="T4"> </text:span><text:span text:style-name="T1">інформатики та</text:span><text:span text:style-name="T4"> </text:span><text:span text:style-name="T1">програмної інженерії</text:span></text:p>
      <text:p text:style-name="P3"/>
      <text:p text:style-name="P45"/>
      <text:p text:style-name="P46">Звіт</text:p>
      <text:p text:style-name="Text_20_body"/>
      <text:p text:style-name="P24">з<text:span text:style-name="T15"> </text:span>лабораторної<text:span text:style-name="T15"> </text:span>роботи<text:span text:style-name="T25"> </text:span>№<text:span text:style-name="T14"> </text:span>1 з<text:span text:style-name="T12"> </text:span>дисципліни</text:p>
      <text:p text:style-name="P25">«Алгоритми<text:span text:style-name="T15"> </text:span>та<text:span text:style-name="T15"> </text:span>структури<text:span text:style-name="T15"> </text:span>даних-1.</text:p>
      <text:p text:style-name="P24">Основи<text:span text:style-name="T10"> </text:span>алгоритмізації»</text:p>
      <text:p text:style-name="P47"/>
      <text:p text:style-name="P48">«Дослідження лінійних алгоритмів»<text:span text:style-name="T13"> </text:span>Варіант<text:span text:style-name="T17"> </text:span><text:span text:style-name="T18">8</text:span><text:span text:style-name="T17"><text:tab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2"/>
      <text:p text:style-name="P41">Виконав<text:span text:style-name="T26"> </text:span>студент<text:tab/><text:span text:style-name="T17"> </text:span><text:span text:style-name="T18">ІП-12 Волков Вадим Всеволодович</text:span><text:span text:style-name="T17"><text:tab/></text:span></text:p>
      <text:p text:style-name="P28"><text:span text:style-name="T20">(шифр,</text:span><text:span text:style-name="T21"> </text:span><text:span text:style-name="T20">прізвище,</text:span><text:span text:style-name="T22"> </text:span><text:span text:style-name="T20">ім'я,</text:span><text:span text:style-name="T23"> </text:span><text:span text:style-name="T20">по</text:span><text:span text:style-name="T24"> </text:span><text:span text:style-name="T20">батькові)</text:span></text:p>
      <text:p text:style-name="P4"/>
      <text:p text:style-name="P4"/>
      <text:p text:style-name="P44"/>
      <text:p text:style-name="P40">Перевірив<text:tab/><text:span text:style-name="T17"> <text:tab/></text:span></text:p>
      <text:p text:style-name="P29"><text:span text:style-name="T20">(</text:span><text:span text:style-name="T21"> </text:span><text:span text:style-name="T20">прізвище,</text:span><text:span text:style-name="T22"> </text:span><text:span text:style-name="T20">ім'я,</text:span><text:span text:style-name="T23"> </text:span><text:span text:style-name="T20">по</text:span><text:span text:style-name="T23"> </text:span><text:span text:style-name="T20">батькові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3"/>
      <text:p text:style-name="P32">Київ 202<text:span text:style-name="T17"> </text:span><text:span text:style-name="T18">1</text:span><text:span text:style-name="T17"><text:tab/></text:span></text:p>
      <text:p text:style-name="P33"/>
      <text:p text:style-name="P5">Лабораторна робота 1</text:p>
      <text:p text:style-name="P5">Дослідження лінійних алгоритмів</text:p>
      <text:p text:style-name="P6"/>
      <text:p text:style-name="P53"><text:span text:style-name="T11">Мета</text:span> – дослідити лінійні програмні специфікації для подання перетворювальних операторів та операторів суперпозиції, набути практичних навичок їх використання під час складання лінійних програмних специфікацій.</text:p>
      <text:p text:style-name="P6"/>
      <text:p text:style-name="P11"><text:span text:style-name="T19">Задача 8.</text:span><text:span text:style-name="T27"> </text:span>Задано два цілих числа. Знайти суму їх середнє арифметичного та середнє геометричного.</text:p>
      <text:p text:style-name="P31"/>
      <text:p text:style-name="P9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548906368160">
          <table:table-cell table:style-name="Таблица1.A1" office:value-type="string">
            <text:p text:style-name="P36">Змінна</text:p>
          </table:table-cell>
          <table:table-cell table:style-name="Таблица1.A1" office:value-type="string">
            <text:p text:style-name="P36">Тип</text:p>
          </table:table-cell>
          <table:table-cell table:style-name="Таблица1.A1" office:value-type="string">
            <text:p text:style-name="P36">Ім’я</text:p>
          </table:table-cell>
          <table:table-cell table:style-name="Таблица1.D1" office:value-type="string">
            <text:p text:style-name="P36">Призначення</text:p>
          </table:table-cell>
        </table:table-row>
        <table:table-row table:style-name="TableLine94548906393680">
          <table:table-cell table:style-name="Таблица1.A7" office:value-type="string">
            <text:p text:style-name="P38">Вхідне число A</text:p>
          </table:table-cell>
          <table:table-cell table:style-name="Таблица1.B2" office:value-type="string">
            <text:p text:style-name="P35">Дійсний</text:p>
          </table:table-cell>
          <table:table-cell table:style-name="Таблица1.C7" office:value-type="string">
            <text:p text:style-name="P36">A</text:p>
          </table:table-cell>
          <table:table-cell table:style-name="Таблица1.D2" office:value-type="string">
            <text:p text:style-name="P35">Початкове дане</text:p>
          </table:table-cell>
        </table:table-row>
        <table:table-row table:style-name="TableLine94548906406624">
          <table:table-cell table:style-name="Таблица1.A7" office:value-type="string">
            <text:p text:style-name="P38">Вхідне число B</text:p>
          </table:table-cell>
          <table:table-cell table:style-name="Таблица1.B3" office:value-type="string">
            <text:p text:style-name="P35">Дійсний</text:p>
          </table:table-cell>
          <table:table-cell table:style-name="Таблица1.C7" office:value-type="string">
            <text:p text:style-name="P36">B</text:p>
          </table:table-cell>
          <table:table-cell table:style-name="Таблица1.D3" office:value-type="string">
            <text:p text:style-name="P35">Початкове дане</text:p>
          </table:table-cell>
        </table:table-row>
        <table:table-row table:style-name="TableLine94548906408672">
          <table:table-cell table:style-name="Таблица1.A7" office:value-type="string">
            <text:p text:style-name="P38">Сума A і B</text:p>
          </table:table-cell>
          <table:table-cell table:style-name="Таблица1.B4" office:value-type="string">
            <text:p text:style-name="P35">Дійсний</text:p>
          </table:table-cell>
          <table:table-cell table:style-name="Таблица1.C7" office:value-type="string">
            <text:p text:style-name="P36">S<text:span text:style-name="T29">um</text:span></text:p>
          </table:table-cell>
          <table:table-cell table:style-name="Таблица1.D4" office:value-type="string">
            <text:p text:style-name="P35"><text:span text:style-name="T29">Тимчасова</text:span> змінна</text:p>
          </table:table-cell>
        </table:table-row>
        <table:table-row table:style-name="TableLine94548906410768">
          <table:table-cell table:style-name="Таблица1.A7" office:value-type="string">
            <text:p text:style-name="P38">Середне арифметичне</text:p>
          </table:table-cell>
          <table:table-cell table:style-name="Таблица1.B5" office:value-type="string">
            <text:p text:style-name="P35">Дійсний</text:p>
          </table:table-cell>
          <table:table-cell table:style-name="Таблица1.C7" office:value-type="string">
            <text:p text:style-name="P37">AAavg</text:p>
          </table:table-cell>
          <table:table-cell table:style-name="Таблица1.D5" office:value-type="string">
            <text:p text:style-name="P35">Результат 1</text:p>
          </table:table-cell>
        </table:table-row>
        <table:table-row table:style-name="TableLine94548906413408">
          <table:table-cell table:style-name="Таблица1.A7" office:value-type="string">
            <text:p text:style-name="P38">Добуток A і B</text:p>
          </table:table-cell>
          <table:table-cell table:style-name="Таблица1.B6" office:value-type="string">
            <text:p text:style-name="P35">Дійсний</text:p>
          </table:table-cell>
          <table:table-cell table:style-name="Таблица1.C7" office:value-type="string">
            <text:p text:style-name="P36">M<text:span text:style-name="T29">ul</text:span></text:p>
          </table:table-cell>
          <table:table-cell table:style-name="Таблица1.D6" office:value-type="string">
            <text:p text:style-name="P35"><text:span text:style-name="T29">Тимчасова</text:span> змінна</text:p>
          </table:table-cell>
        </table:table-row>
        <table:table-row table:style-name="TableLine94548906415456">
          <table:table-cell table:style-name="Таблица1.A7" office:value-type="string">
            <text:p text:style-name="P38">Середне геометричне</text:p>
          </table:table-cell>
          <table:table-cell table:style-name="Таблица1.B7" office:value-type="string">
            <text:p text:style-name="P35">Дійсний</text:p>
          </table:table-cell>
          <table:table-cell table:style-name="Таблица1.C7" office:value-type="string">
            <text:p text:style-name="P36">G<text:span text:style-name="T29">Avg</text:span></text:p>
          </table:table-cell>
          <table:table-cell table:style-name="Таблица1.D7" office:value-type="string">
            <text:p text:style-name="P35">Результат 2</text:p>
          </table:table-cell>
        </table:table-row>
      </table:table>
      <text:p text:style-name="P54">Для розрахунку середнього арифметичного викорустовуеться формула AAvg = (A + B) / 2. Для розрахунку середнього геометичного викорустовуеться формула GAvg = sqrt(A * B). </text:p>
      <text:p text:style-name="P30"/>
      <text:p text:style-name="P12">Розв’яз<text:span text:style-name="T28">ання</text:span></text:p>
      <text:p text:style-name="P50">Програмні специфікації запишемо у псевдокоді та графічній формі у вигляді блоксхеми.</text:p>
      <text:p text:style-name="P52"/>
      <text:p text:style-name="P8"><text:span text:style-name="T16">Крок 1.</text:span> Визнчимо основні дії.</text:p>
      <text:p text:style-name="P8"><text:span text:style-name="T16">Крок 2.</text:span> Деталізуємо дію суми.</text:p>
      <text:p text:style-name="P8"><text:span text:style-name="T16">Крок 3.</text:span> Деталізуємо дію ділення.</text:p>
      <text:p text:style-name="P8"><text:span text:style-name="T16">Крок 4.</text:span> Деталізуємо дію множення.</text:p>
      <text:p text:style-name="P8"><text:span text:style-name="T16">Крок 5.</text:span> Деталізуємо дію знаходження кореня.</text:p>
      <text:p text:style-name="P20">Псевдокод</text:p>
      <text:p text:style-name="P10"/>
      <text:p text:style-name="P10">крок 1</text:p>
      <text:p text:style-name="P10"><text:s text:c="2"/><text:span text:style-name="T11">початок</text:span></text:p>
      <text:p text:style-name="P10"><text:s text:c="2"/><text:span text:style-name="T17">обчислення суми Sum</text:span></text:p>
      <text:p text:style-name="P10"><text:s text:c="2"/>обчислення середнього арифметичного AAvg</text:p>
      <text:p text:style-name="P10"><text:s text:c="2"/>обчислення добутку Mul</text:p>
      <text:p text:style-name="P10"><text:s text:c="2"/>обчислення середнього геометричного GAvg</text:p>
      <text:p text:style-name="P10"><text:s text:c="2"/><text:span text:style-name="T11">кінець</text:span></text:p>
      <text:p text:style-name="P10"/>
      <text:p text:style-name="P10"/>
      <text:p text:style-name="P10">крок 2</text:p>
      <text:p text:style-name="P10"><text:s text:c="2"/><text:span text:style-name="T11">початок</text:span></text:p>
      <text:p text:style-name="P10"><text:s text:c="2"/>Sum = A + B</text:p>
      <text:p text:style-name="P10"><text:s text:c="2"/><text:span text:style-name="T17">обчислення середнього арифметичного AAvg</text:span></text:p>
      <text:p text:style-name="P10"><text:s text:c="2"/>обчислення добутку Mul</text:p>
      <text:p text:style-name="P10"><text:s text:c="2"/>обчислення середнього геометричного GAvg</text:p>
      <text:p text:style-name="P10"><text:s text:c="2"/><text:span text:style-name="T11">кінець</text:span></text:p>
      <text:p text:style-name="P10"/>
      <text:p text:style-name="P10"/>
      <text:p text:style-name="P10">крок 3</text:p>
      <text:p text:style-name="P10"><text:s text:c="2"/><text:span text:style-name="T11">початок</text:span></text:p>
      <text:p text:style-name="P10"><text:s text:c="2"/>Sum = A + B</text:p>
      <text:p text:style-name="P10"><text:s text:c="2"/>AAvg = Sum / 2</text:p>
      <text:p text:style-name="P10"><text:s text:c="2"/><text:span text:style-name="T17">обчислення добутку Mul</text:span></text:p>
      <text:p text:style-name="P10"><text:s text:c="2"/>обчислення середнього геометричного GAvg</text:p>
      <text:p text:style-name="P10"><text:s text:c="2"/><text:span text:style-name="T11">кінець</text:span></text:p>
      <text:p text:style-name="P10"/>
      <text:p text:style-name="P10"/>
      <text:p text:style-name="P10">крок 4</text:p>
      <text:p text:style-name="P10"><text:s text:c="2"/><text:span text:style-name="T11">початок</text:span></text:p>
      <text:p text:style-name="P10"><text:s text:c="2"/>Sum = A + B</text:p>
      <text:p text:style-name="P10"><text:s text:c="2"/>AAvg = Sum / 2</text:p>
      <text:p text:style-name="P10"><text:s text:c="2"/>Mul = A * B</text:p>
      <text:p text:style-name="P10"><text:s text:c="2"/><text:span text:style-name="T17">обчислення середнього геометричного GAvg</text:span></text:p>
      <text:p text:style-name="P10"><text:s text:c="2"/><text:span text:style-name="T11">кінець</text:span></text:p>
      <text:p text:style-name="P10"/>
      <text:p text:style-name="P10"/>
      <text:p text:style-name="P10"/>
      <text:p text:style-name="P10">крок 5</text:p>
      <text:p text:style-name="P10"><text:s text:c="2"/><text:span text:style-name="T11">початок</text:span></text:p>
      <text:p text:style-name="P10"><text:s text:c="2"/>Sum = A + B</text:p>
      <text:p text:style-name="P10"><text:s text:c="2"/>AAvg = Sum / 2</text:p>
      <text:p text:style-name="P10"><text:s text:c="2"/>Mul <text:span text:style-name="T30">= A * B</text:span></text:p>
      <text:p text:style-name="P10"><text:s text:c="2"/>G<text:span text:style-name="T30">A</text:span>vg <text:span text:style-name="T30">= sqrt(Mul)</text:span></text:p>
      <text:p text:style-name="P10"><text:s text:c="2"/><text:span text:style-name="T11">кінець</text:span></text:p>
      <text:p text:style-name="P21">Блок схема</text:p>
      <text:p text:style-name="P15"/>
      <text:p text:style-name="P18"><draw:g text:anchor-type="paragraph" draw:z-index="2" draw:name="DrawObject1_0" draw:style-name="gr2"><draw:g draw:name="DrawObject1_2" draw:style-name="gr3"><draw:custom-shape draw:name="Start-End_4" draw:style-name="gr4" draw:text-style-name="P58" xml:id="id32" draw:id="id32" svg:width="4.015cm" svg:height="1.003cm" svg:x="5.555cm" svg:y="1.436cm"><text:p text:style-name="P57"><text:span text:style-name="T34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4" draw:style-name="gr5" draw:text-style-name="P58" xml:id="id25" draw:id="id25" svg:width="4.015cm" svg:height="1.003cm" svg:x="5.555cm" svg:y="2.919cm"><text:p text:style-name="P57"><text:span text:style-name="T34">Введення A і B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8" draw:style-name="gr6" draw:text-style-name="P58" xml:id="id26" draw:id="id26" svg:width="4.015cm" svg:height="1.003cm" svg:x="5.555cm" svg:y="4.389cm"><text:p text:style-name="P57"><text:span text:style-name="T34">Sum = A + B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9" draw:style-name="gr6" draw:text-style-name="P58" xml:id="id27" draw:id="id27" svg:width="4.015cm" svg:height="1.003cm" svg:x="5.555cm" svg:y="5.724cm"><text:p text:style-name="P57"><text:span text:style-name="T34">Обчислення AAvg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10" draw:style-name="gr6" draw:text-style-name="P58" xml:id="id28" draw:id="id28" svg:width="4.015cm" svg:height="1.003cm" svg:x="5.555cm" svg:y="7.059cm"><text:p text:style-name="P57"><text:span text:style-name="T34">Обчислення Mul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11" draw:style-name="gr6" draw:text-style-name="P58" xml:id="id29" draw:id="id29" svg:width="4.015cm" svg:height="1.003cm" svg:x="5.555cm" svg:y="8.394cm"><text:p text:style-name="P57"><text:span text:style-name="T34">Обчислення GAvg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Data_5" draw:style-name="gr5" draw:text-style-name="P58" xml:id="id30" draw:id="id30" svg:width="4.015cm" svg:height="1.003cm" svg:x="5.555cm" svg:y="9.929cm"><text:p text:style-name="P57"><text:span text:style-name="T34">Виведення A і B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Start-End_5" draw:style-name="gr4" draw:text-style-name="P58" xml:id="id31" draw:id="id31" svg:width="4.015cm" svg:height="1.003cm" svg:x="5.555cm" svg:y="11.449cm"><text:p text:style-name="P57"><text:span text:style-name="T34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_13" draw:style-name="gr7" draw:text-style-name="P59" svg:x1="7.562cm" svg:y1="3.921cm" svg:x2="7.562cm" svg:y2="4.389cm" draw:start-shape="id25" draw:start-glue-point="8" draw:end-shape="id26" draw:end-glue-point="4" svg:d="M7562 3921v468" svg:viewBox="0 0 2 469"><text:p/></draw:connector><draw:connector draw:name="Connector_14" draw:style-name="gr7" draw:text-style-name="P59" svg:x1="7.562cm" svg:y1="6.726cm" svg:x2="7.562cm" svg:y2="7.059cm" draw:start-shape="id27" draw:start-glue-point="6" draw:end-shape="id28" draw:end-glue-point="4" svg:d="M7562 6726v333" svg:viewBox="0 0 2 335"><text:p/></draw:connector><draw:connector draw:name="Connector_15" draw:style-name="gr7" draw:text-style-name="P59" svg:x1="7.562cm" svg:y1="9.396cm" svg:x2="7.562cm" svg:y2="9.929cm" draw:start-shape="id29" draw:start-glue-point="6" draw:end-shape="id30" draw:end-glue-point="5" svg:d="M7562 9396v533" svg:viewBox="0 0 2 534"><text:p/></draw:connector><draw:connector draw:name="Connector_16" draw:style-name="gr7" draw:text-style-name="P59" svg:x1="7.562cm" svg:y1="10.931cm" svg:x2="7.562cm" svg:y2="11.449cm" draw:start-shape="id30" draw:start-glue-point="8" draw:end-shape="id31" draw:end-glue-point="4" svg:d="M7562 10931v518" svg:viewBox="0 0 2 520"><text:p/></draw:connector><draw:connector draw:name="Connector_17" draw:style-name="gr7" draw:text-style-name="P59" svg:x1="7.562cm" svg:y1="8.061cm" svg:x2="7.562cm" svg:y2="8.394cm" draw:start-shape="id28" draw:start-glue-point="6" draw:end-shape="id29" draw:end-glue-point="4" svg:d="M7562 8061v333" svg:viewBox="0 0 2 335"><text:p/></draw:connector><draw:connector draw:name="Connector_18" draw:style-name="gr8" draw:text-style-name="P59" svg:x1="7.562cm" svg:y1="2.438cm" svg:x2="7.562cm" svg:y2="2.919cm" draw:start-shape="id32" draw:start-glue-point="6" draw:end-shape="id25" draw:end-glue-point="5" svg:d="M7562 2438v481" svg:viewBox="0 0 2 483"><text:p/></draw:connector><draw:connector draw:name="Connector_19" draw:style-name="gr8" draw:text-style-name="P59" svg:x1="7.562cm" svg:y1="5.39cm" svg:x2="7.562cm" svg:y2="5.724cm" draw:start-shape="id26" draw:start-glue-point="6" draw:end-shape="id27" draw:end-glue-point="4" svg:d="M7562 5390v334" svg:viewBox="0 0 2 335"><text:p/></draw:connector></draw:g><draw:frame draw:name="Фигура1_1" draw:style-name="gr9" draw:text-style-name="P60" svg:width="1.458cm" svg:height="0.495cm" svg:x="5.525cm" svg:y="0.388cm"><draw:text-box><text:p>Крок 2</text:p></draw:text-box></draw:frame></draw:g><draw:g text:anchor-type="paragraph" draw:z-index="1" draw:name="DrawObject1_0" draw:style-name="gr2"><draw:g draw:name="DrawObject1_1" draw:style-name="gr3"><draw:custom-shape draw:name="Start-End_0" draw:style-name="gr10" draw:text-style-name="P58" xml:id="id40" draw:id="id40" svg:width="4.024cm" svg:height="1.004cm" svg:x="0.182cm" svg:y="1.441cm"><text:p text:style-name="P57"><text:span text:style-name="T34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0" draw:style-name="gr11" draw:text-style-name="P58" xml:id="id33" draw:id="id33" svg:width="4.024cm" svg:height="1.004cm" svg:x="0.182cm" svg:y="2.926cm"><text:p text:style-name="P57"><text:span text:style-name="T34">Введення A і B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0" draw:style-name="gr12" draw:text-style-name="P58" xml:id="id34" draw:id="id34" svg:width="4.024cm" svg:height="1.004cm" svg:x="0.182cm" svg:y="4.395cm"><text:p text:style-name="P57"><text:span text:style-name="T34">Обчислення Sum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1" draw:style-name="gr12" draw:text-style-name="P58" xml:id="id35" draw:id="id35" svg:width="4.024cm" svg:height="1.004cm" svg:x="0.182cm" svg:y="5.732cm"><text:p text:style-name="P57"><text:span text:style-name="T34">Обчислення AAvg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2" draw:style-name="gr12" draw:text-style-name="P58" xml:id="id36" draw:id="id36" svg:width="4.024cm" svg:height="1.004cm" svg:x="0.182cm" svg:y="7.069cm"><text:p text:style-name="P57"><text:span text:style-name="T34">Обчислення Mul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7" draw:style-name="gr12" draw:text-style-name="P58" xml:id="id37" draw:id="id37" svg:width="4.024cm" svg:height="1.004cm" svg:x="0.182cm" svg:y="8.405cm"><text:p text:style-name="P57"><text:span text:style-name="T34">Обчислення GAvg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Data_3" draw:style-name="gr11" draw:text-style-name="P58" xml:id="id38" draw:id="id38" svg:width="4.024cm" svg:height="1.004cm" svg:x="0.182cm" svg:y="9.939cm"><text:p text:style-name="P57"><text:span text:style-name="T34">Виведення A і B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Start-End_3" draw:style-name="gr10" draw:text-style-name="P58" xml:id="id39" draw:id="id39" svg:width="4.024cm" svg:height="1.004cm" svg:x="0.182cm" svg:y="11.461cm"><text:p text:style-name="P57"><text:span text:style-name="T34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_1" draw:style-name="gr13" draw:text-style-name="P59" svg:x1="2.195cm" svg:y1="3.93cm" svg:x2="2.195cm" svg:y2="4.396cm" draw:start-shape="id33" draw:start-glue-point="8" draw:end-shape="id34" draw:end-glue-point="4" svg:d="M2195 3930v466" svg:viewBox="0 0 2 467"><text:p/></draw:connector><draw:connector draw:name="Connector_2" draw:style-name="gr13" draw:text-style-name="P59" svg:x1="2.195cm" svg:y1="6.736cm" svg:x2="2.195cm" svg:y2="7.07cm" draw:start-shape="id35" draw:start-glue-point="6" draw:end-shape="id36" draw:end-glue-point="4" svg:d="M2195 6736v334" svg:viewBox="0 0 2 335"><text:p/></draw:connector><draw:connector draw:name="Connector_3" draw:style-name="gr13" draw:text-style-name="P59" svg:x1="2.195cm" svg:y1="9.408cm" svg:x2="2.195cm" svg:y2="9.939cm" draw:start-shape="id37" draw:start-glue-point="6" draw:end-shape="id38" draw:end-glue-point="5" svg:d="M2195 9408v531" svg:viewBox="0 0 2 533"><text:p/></draw:connector><draw:connector draw:name="Connector_4" draw:style-name="gr13" draw:text-style-name="P59" svg:x1="2.195cm" svg:y1="10.943cm" svg:x2="2.195cm" svg:y2="11.462cm" draw:start-shape="id38" draw:start-glue-point="8" draw:end-shape="id39" draw:end-glue-point="4" svg:d="M2195 10943v519" svg:viewBox="0 0 2 520"><text:p/></draw:connector><draw:connector draw:name="Connector_5" draw:style-name="gr13" draw:text-style-name="P59" svg:x1="2.195cm" svg:y1="8.073cm" svg:x2="2.195cm" svg:y2="8.405cm" draw:start-shape="id36" draw:start-glue-point="6" draw:end-shape="id37" draw:end-glue-point="4" svg:d="M2195 8073v332" svg:viewBox="0 0 2 333"><text:p/></draw:connector><draw:connector draw:name="Connector_6" draw:style-name="gr7" draw:text-style-name="P59" svg:x1="2.195cm" svg:y1="2.444cm" svg:x2="2.195cm" svg:y2="2.925cm" draw:start-shape="id40" draw:start-glue-point="6" draw:end-shape="id33" draw:end-glue-point="5" svg:d="M2195 2444v481" svg:viewBox="0 0 2 483"><text:p/></draw:connector><draw:connector draw:name="Connector_8" draw:style-name="gr7" draw:text-style-name="P59" svg:x1="2.195cm" svg:y1="5.399cm" svg:x2="2.195cm" svg:y2="5.733cm" draw:start-shape="id34" draw:start-glue-point="6" draw:end-shape="id35" draw:end-glue-point="4" svg:d="M2195 5399v334" svg:viewBox="0 0 2 335"><text:p/></draw:connector></draw:g><draw:frame draw:name="Фигура1_0" draw:style-name="gr14" draw:text-style-name="P61" svg:width="1.461cm" svg:height="0.496cm" svg:x="0.152cm" svg:y="0.393cm"><draw:text-box><text:p><text:span text:style-name="T35">Крок 1</text:span></text:p></draw:text-box></draw:frame></draw:g><draw:g text:anchor-type="paragraph" draw:z-index="3" draw:name="DrawObject1_3" draw:style-name="gr2"><draw:g draw:name="DrawObject1_4" draw:style-name="gr3"><draw:custom-shape draw:name="Start-End_1" draw:style-name="gr4" draw:text-style-name="P58" xml:id="id24" draw:id="id24" svg:width="4.015cm" svg:height="1.003cm" svg:x="10.899cm" svg:y="1.406cm"><text:p text:style-name="P57"><text:span text:style-name="T34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1" draw:style-name="gr5" draw:text-style-name="P58" xml:id="id17" draw:id="id17" svg:width="4.015cm" svg:height="1.003cm" svg:x="10.899cm" svg:y="2.889cm"><text:p text:style-name="P57"><text:span text:style-name="T34">Введення A і B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3" draw:style-name="gr6" draw:text-style-name="P58" xml:id="id18" draw:id="id18" svg:width="4.015cm" svg:height="1.003cm" svg:x="10.899cm" svg:y="4.359cm"><text:p text:style-name="P57"><text:span text:style-name="T34">Sum = A + B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4" draw:style-name="gr6" draw:text-style-name="P58" xml:id="id19" draw:id="id19" svg:width="4.015cm" svg:height="1.003cm" svg:x="10.899cm" svg:y="5.694cm"><text:p text:style-name="P57"><text:span text:style-name="T34">AAvg = Sum / 2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5" draw:style-name="gr6" draw:text-style-name="P58" xml:id="id20" draw:id="id20" svg:width="4.015cm" svg:height="1.003cm" svg:x="10.899cm" svg:y="7.029cm"><text:p text:style-name="P57"><text:span text:style-name="T34">Обчислення Mul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6" draw:style-name="gr6" draw:text-style-name="P58" xml:id="id21" draw:id="id21" svg:width="4.015cm" svg:height="1.003cm" svg:x="10.899cm" svg:y="8.364cm"><text:p text:style-name="P57"><text:span text:style-name="T34">Обчислення GAvg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Data_2" draw:style-name="gr5" draw:text-style-name="P58" xml:id="id22" draw:id="id22" svg:width="4.015cm" svg:height="1.003cm" svg:x="10.899cm" svg:y="9.899cm"><text:p text:style-name="P57"><text:span text:style-name="T34">Виведення A і B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Start-End_2" draw:style-name="gr4" draw:text-style-name="P58" xml:id="id23" draw:id="id23" svg:width="4.015cm" svg:height="1.003cm" svg:x="10.899cm" svg:y="11.419cm"><text:p text:style-name="P57"><text:span text:style-name="T34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_0" draw:style-name="gr7" draw:text-style-name="P59" svg:x1="12.906cm" svg:y1="3.891cm" svg:x2="12.906cm" svg:y2="4.359cm" draw:start-shape="id17" draw:start-glue-point="8" draw:end-shape="id18" draw:end-glue-point="4" svg:d="M12906 3891v468" svg:viewBox="0 0 2 469"><text:p/></draw:connector><draw:connector draw:name="Connector_7" draw:style-name="gr7" draw:text-style-name="P59" svg:x1="12.906cm" svg:y1="6.696cm" svg:x2="12.906cm" svg:y2="7.029cm" draw:start-shape="id19" draw:start-glue-point="6" draw:end-shape="id20" draw:end-glue-point="4" svg:d="M12906 6696v333" svg:viewBox="0 0 2 335"><text:p/></draw:connector><draw:connector draw:name="Connector_9" draw:style-name="gr7" draw:text-style-name="P59" svg:x1="12.906cm" svg:y1="9.366cm" svg:x2="12.906cm" svg:y2="9.899cm" draw:start-shape="id21" draw:start-glue-point="6" draw:end-shape="id22" draw:end-glue-point="5" svg:d="M12906 9366v533" svg:viewBox="0 0 2 534"><text:p/></draw:connector><draw:connector draw:name="Connector_10" draw:style-name="gr7" draw:text-style-name="P59" svg:x1="12.906cm" svg:y1="10.901cm" svg:x2="12.906cm" svg:y2="11.419cm" draw:start-shape="id22" draw:start-glue-point="8" draw:end-shape="id23" draw:end-glue-point="4" svg:d="M12906 10901v518" svg:viewBox="0 0 2 520"><text:p/></draw:connector><draw:connector draw:name="Connector_11" draw:style-name="gr7" draw:text-style-name="P59" svg:x1="12.906cm" svg:y1="8.031cm" svg:x2="12.906cm" svg:y2="8.364cm" draw:start-shape="id20" draw:start-glue-point="6" draw:end-shape="id21" draw:end-glue-point="4" svg:d="M12906 8031v333" svg:viewBox="0 0 2 335"><text:p/></draw:connector><draw:connector draw:name="Connector_12" draw:style-name="gr8" draw:text-style-name="P59" svg:x1="12.906cm" svg:y1="2.408cm" svg:x2="12.906cm" svg:y2="2.889cm" draw:start-shape="id24" draw:start-glue-point="6" draw:end-shape="id17" draw:end-glue-point="5" svg:d="M12906 2408v481" svg:viewBox="0 0 2 483"><text:p/></draw:connector><draw:connector draw:name="Connector_20" draw:style-name="gr8" draw:text-style-name="P59" svg:x1="12.906cm" svg:y1="5.36cm" svg:x2="12.906cm" svg:y2="5.694cm" draw:start-shape="id18" draw:start-glue-point="6" draw:end-shape="id19" draw:end-glue-point="4" svg:d="M12906 5360v334" svg:viewBox="0 0 2 335"><text:p/></draw:connector></draw:g><draw:frame draw:name="Фигура1_2" draw:style-name="gr9" draw:text-style-name="P60" svg:width="1.458cm" svg:height="0.495cm" svg:x="10.869cm" svg:y="0.358cm"><draw:text-box><text:p>Крок 3</text:p></draw:text-box></draw:frame></draw:g><draw:g text:anchor-type="paragraph" draw:z-index="4" draw:name="DrawObject1_5" draw:style-name="gr2"><draw:g draw:name="DrawObject1_6" draw:style-name="gr3"><draw:custom-shape draw:name="Start-End_6" draw:style-name="gr10" draw:text-style-name="P58" xml:id="id16" draw:id="id16" svg:width="4.024cm" svg:height="1.004cm" svg:x="0.182cm" svg:y="14.11cm"><text:p text:style-name="P57"><text:span text:style-name="T34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6" draw:style-name="gr11" draw:text-style-name="P58" xml:id="id9" draw:id="id9" svg:width="4.024cm" svg:height="1.004cm" svg:x="0.182cm" svg:y="15.595cm"><text:p text:style-name="P57"><text:span text:style-name="T34">Введення A і B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12" draw:style-name="gr12" draw:text-style-name="P58" xml:id="id10" draw:id="id10" svg:width="4.024cm" svg:height="1.004cm" svg:x="0.182cm" svg:y="17.064cm"><text:p text:style-name="P57"><text:span text:style-name="T34">Sum = A + B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13" draw:style-name="gr12" draw:text-style-name="P58" xml:id="id11" draw:id="id11" svg:width="4.024cm" svg:height="1.004cm" svg:x="0.182cm" svg:y="18.401cm"><text:p text:style-name="P57"><text:span text:style-name="T34">AAvg = Sum / 2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14" draw:style-name="gr12" draw:text-style-name="P58" xml:id="id12" draw:id="id12" svg:width="4.024cm" svg:height="1.004cm" svg:x="0.182cm" svg:y="19.738cm"><text:p text:style-name="P57"><text:span text:style-name="T34">Mul = A * B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15" draw:style-name="gr12" draw:text-style-name="P58" xml:id="id13" draw:id="id13" svg:width="4.024cm" svg:height="1.004cm" svg:x="0.182cm" svg:y="21.074cm"><text:p text:style-name="P57"><text:span text:style-name="T34">Обчислення GAvg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Data_7" draw:style-name="gr11" draw:text-style-name="P58" xml:id="id14" draw:id="id14" svg:width="4.024cm" svg:height="1.004cm" svg:x="0.182cm" svg:y="22.608cm"><text:p text:style-name="P57"><text:span text:style-name="T34">Виведення A і B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Start-End_7" draw:style-name="gr10" draw:text-style-name="P58" xml:id="id15" draw:id="id15" svg:width="4.024cm" svg:height="1.004cm" svg:x="0.182cm" svg:y="24.13cm"><text:p text:style-name="P57"><text:span text:style-name="T34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_21" draw:style-name="gr13" draw:text-style-name="P59" svg:x1="2.195cm" svg:y1="16.599cm" svg:x2="2.195cm" svg:y2="17.065cm" draw:start-shape="id9" draw:start-glue-point="8" draw:end-shape="id10" draw:end-glue-point="4" svg:d="M2195 16599v466" svg:viewBox="0 0 2 467"><text:p/></draw:connector><draw:connector draw:name="Connector_22" draw:style-name="gr13" draw:text-style-name="P59" svg:x1="2.195cm" svg:y1="19.405cm" svg:x2="2.195cm" svg:y2="19.738cm" draw:start-shape="id11" draw:start-glue-point="6" draw:end-shape="id12" draw:end-glue-point="4" svg:d="M2195 19405v333" svg:viewBox="0 0 2 335"><text:p/></draw:connector><draw:connector draw:name="Connector_23" draw:style-name="gr13" draw:text-style-name="P59" svg:x1="2.195cm" svg:y1="22.077cm" svg:x2="2.195cm" svg:y2="22.608cm" draw:start-shape="id13" draw:start-glue-point="6" draw:end-shape="id14" draw:end-glue-point="5" svg:d="M2195 22077v531" svg:viewBox="0 0 2 533"><text:p/></draw:connector><draw:connector draw:name="Connector_24" draw:style-name="gr13" draw:text-style-name="P59" svg:x1="2.195cm" svg:y1="23.612cm" svg:x2="2.195cm" svg:y2="24.131cm" draw:start-shape="id14" draw:start-glue-point="8" draw:end-shape="id15" draw:end-glue-point="4" svg:d="M2195 23612v519" svg:viewBox="0 0 2 520"><text:p/></draw:connector><draw:connector draw:name="Connector_25" draw:style-name="gr13" draw:text-style-name="P59" svg:x1="2.195cm" svg:y1="20.742cm" svg:x2="2.195cm" svg:y2="21.073cm" draw:start-shape="id12" draw:start-glue-point="6" draw:end-shape="id13" draw:end-glue-point="4" svg:d="M2195 20742v331" svg:viewBox="0 0 2 333"><text:p/></draw:connector><draw:connector draw:name="Connector_26" draw:style-name="gr7" draw:text-style-name="P59" svg:x1="2.195cm" svg:y1="15.113cm" svg:x2="2.195cm" svg:y2="15.595cm" draw:start-shape="id16" draw:start-glue-point="6" draw:end-shape="id9" draw:end-glue-point="5" svg:d="M2195 15113v482" svg:viewBox="0 0 2 483"><text:p/></draw:connector><draw:connector draw:name="Connector_27" draw:style-name="gr7" draw:text-style-name="P59" svg:x1="2.195cm" svg:y1="18.068cm" svg:x2="2.195cm" svg:y2="18.401cm" draw:start-shape="id10" draw:start-glue-point="6" draw:end-shape="id11" draw:end-glue-point="4" svg:d="M2195 18068v333" svg:viewBox="0 0 2 335"><text:p/></draw:connector></draw:g><draw:frame draw:name="Фигура1_3" draw:style-name="gr14" draw:text-style-name="P61" svg:width="1.461cm" svg:height="0.496cm" svg:x="0.152cm" svg:y="13.062cm"><draw:text-box><text:p><text:span text:style-name="T35">Крок 4</text:span></text:p></draw:text-box></draw:frame></draw:g><draw:g text:anchor-type="paragraph" draw:z-index="5" draw:name="DrawObject1_7" draw:style-name="gr2"><draw:g draw:name="DrawObject1_8" draw:style-name="gr3"><draw:custom-shape draw:name="Start-End_8" draw:style-name="gr4" draw:text-style-name="P58" xml:id="id8" draw:id="id8" svg:width="4.015cm" svg:height="1.003cm" svg:x="5.555cm" svg:y="14.104cm"><text:p text:style-name="P57"><text:span text:style-name="T34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8" draw:style-name="gr5" draw:text-style-name="P58" xml:id="id1" draw:id="id1" svg:width="4.015cm" svg:height="1.003cm" svg:x="5.555cm" svg:y="15.587cm"><text:p text:style-name="P57"><text:span text:style-name="T34">Введення A і B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16" draw:style-name="gr6" draw:text-style-name="P58" xml:id="id2" draw:id="id2" svg:width="4.015cm" svg:height="1.003cm" svg:x="5.555cm" svg:y="17.057cm"><text:p text:style-name="P57"><text:span text:style-name="T34">Sum = A + B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17" draw:style-name="gr6" draw:text-style-name="P58" xml:id="id3" draw:id="id3" svg:width="4.015cm" svg:height="1.003cm" svg:x="5.555cm" svg:y="18.392cm"><text:p text:style-name="P57"><text:span text:style-name="T34">AAvg = Sum / 2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18" draw:style-name="gr6" draw:text-style-name="P58" xml:id="id4" draw:id="id4" svg:width="4.015cm" svg:height="1.003cm" svg:x="5.555cm" svg:y="19.727cm"><text:p text:style-name="P57"><text:span text:style-name="T34">Mul = A * B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19" draw:style-name="gr6" draw:text-style-name="P58" xml:id="id5" draw:id="id5" svg:width="4.015cm" svg:height="1.003cm" svg:x="5.555cm" svg:y="21.062cm"><text:p text:style-name="P57"><text:span text:style-name="T34">GAvg = sqrt(Mul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Data_9" draw:style-name="gr5" draw:text-style-name="P58" xml:id="id6" draw:id="id6" svg:width="4.015cm" svg:height="1.003cm" svg:x="5.555cm" svg:y="22.597cm"><text:p text:style-name="P57"><text:span text:style-name="T34">Виведення A і B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Start-End_9" draw:style-name="gr4" draw:text-style-name="P58" xml:id="id7" draw:id="id7" svg:width="4.015cm" svg:height="1.003cm" svg:x="5.555cm" svg:y="24.117cm"><text:p text:style-name="P57"><text:span text:style-name="T34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_28" draw:style-name="gr7" draw:text-style-name="P59" svg:x1="7.562cm" svg:y1="16.589cm" svg:x2="7.562cm" svg:y2="17.057cm" draw:start-shape="id1" draw:start-glue-point="8" draw:end-shape="id2" draw:end-glue-point="4" svg:d="M7562 16589v468" svg:viewBox="0 0 2 469"><text:p/></draw:connector><draw:connector draw:name="Connector_29" draw:style-name="gr7" draw:text-style-name="P59" svg:x1="7.562cm" svg:y1="19.394cm" svg:x2="7.562cm" svg:y2="19.727cm" draw:start-shape="id3" draw:start-glue-point="6" draw:end-shape="id4" draw:end-glue-point="4" svg:d="M7562 19394v333" svg:viewBox="0 0 2 335"><text:p/></draw:connector><draw:connector draw:name="Connector_30" draw:style-name="gr7" draw:text-style-name="P59" svg:x1="7.562cm" svg:y1="22.064cm" svg:x2="7.562cm" svg:y2="22.597cm" draw:start-shape="id5" draw:start-glue-point="6" draw:end-shape="id6" draw:end-glue-point="5" svg:d="M7562 22064v533" svg:viewBox="0 0 2 534"><text:p/></draw:connector><draw:connector draw:name="Connector_31" draw:style-name="gr7" draw:text-style-name="P59" svg:x1="7.562cm" svg:y1="23.599cm" svg:x2="7.562cm" svg:y2="24.118cm" draw:start-shape="id6" draw:start-glue-point="8" draw:end-shape="id7" draw:end-glue-point="4" svg:d="M7562 23599v519" svg:viewBox="0 0 2 520"><text:p/></draw:connector><draw:connector draw:name="Connector_32" draw:style-name="gr7" draw:text-style-name="P59" svg:x1="7.562cm" svg:y1="20.729cm" svg:x2="7.562cm" svg:y2="21.063cm" draw:start-shape="id4" draw:start-glue-point="6" draw:end-shape="id5" draw:end-glue-point="4" svg:d="M7562 20729v334" svg:viewBox="0 0 2 335"><text:p/></draw:connector><draw:connector draw:name="Connector_33" draw:style-name="gr8" draw:text-style-name="P59" svg:x1="7.562cm" svg:y1="15.106cm" svg:x2="7.562cm" svg:y2="15.587cm" draw:start-shape="id8" draw:start-glue-point="6" draw:end-shape="id1" draw:end-glue-point="5" svg:d="M7562 15106v481" svg:viewBox="0 0 2 483"><text:p/></draw:connector><draw:connector draw:name="Connector_34" draw:style-name="gr8" draw:text-style-name="P59" svg:x1="7.562cm" svg:y1="18.058cm" svg:x2="7.562cm" svg:y2="18.391cm" draw:start-shape="id2" draw:start-glue-point="6" draw:end-shape="id3" draw:end-glue-point="4" svg:d="M7562 18058v333" svg:viewBox="0 0 2 335"><text:p/></draw:connector></draw:g><draw:frame draw:name="Фигура1_4" draw:style-name="gr9" draw:text-style-name="P60" svg:width="1.458cm" svg:height="0.495cm" svg:x="5.525cm" svg:y="13.056cm"><draw:text-box><text:p>Крок 5</text:p></draw:text-box></draw:frame></draw:g></text:p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Перевіримо правильність алгоритма на довільних конкретних значеннях початкових даних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94548907650848">
          <table:table-cell table:style-name="Таблица2.A1" office:value-type="string">
            <text:p text:style-name="P39">Блок</text:p>
          </table:table-cell>
          <table:table-cell table:style-name="Таблица2.A1" office:value-type="string">
            <text:p text:style-name="P39">Дія</text:p>
          </table:table-cell>
          <table:table-cell table:style-name="Таблица2.C1" office:value-type="string">
            <text:p text:style-name="P55">Дія</text:p>
          </table:table-cell>
        </table:table-row>
        <table:table-row table:style-name="TableLine94548906429024">
          <table:table-cell table:style-name="Таблица2.A8" office:value-type="string">
            <text:p text:style-name="P34"/>
          </table:table-cell>
          <table:table-cell table:style-name="Таблица2.B2" office:value-type="string">
            <text:p text:style-name="P39">Початок</text:p>
          </table:table-cell>
          <table:table-cell table:style-name="Таблица2.C2" office:value-type="string">
            <text:p text:style-name="P55">Початок</text:p>
          </table:table-cell>
        </table:table-row>
        <table:table-row table:style-name="TableLine94548906433760">
          <table:table-cell table:style-name="Таблица2.A8" office:value-type="string">
            <text:p text:style-name="P39">1</text:p>
          </table:table-cell>
          <table:table-cell table:style-name="Таблица2.B3" office:value-type="string">
            <text:p text:style-name="P39">Введення: A=8 B=2</text:p>
          </table:table-cell>
          <table:table-cell table:style-name="Таблица2.C3" office:value-type="string">
            <text:p text:style-name="P55">Введення: A=12 B=3</text:p>
          </table:table-cell>
        </table:table-row>
        <table:table-row table:style-name="TableLine94548906435200">
          <table:table-cell table:style-name="Таблица2.A8" office:value-type="string">
            <text:p text:style-name="P39">2</text:p>
          </table:table-cell>
          <table:table-cell table:style-name="Таблица2.B4" office:value-type="string">
            <text:p text:style-name="P39">Sum=8+2=10</text:p>
          </table:table-cell>
          <table:table-cell table:style-name="Таблица2.C4" office:value-type="string">
            <text:p text:style-name="P55">Sum=12+3=15</text:p>
          </table:table-cell>
        </table:table-row>
        <table:table-row table:style-name="TableLine94548906438208">
          <table:table-cell table:style-name="Таблица2.A8" office:value-type="string">
            <text:p text:style-name="P39">3</text:p>
          </table:table-cell>
          <table:table-cell table:style-name="Таблица2.B5" office:value-type="string">
            <text:p text:style-name="P39">AAvg=10/2=5</text:p>
          </table:table-cell>
          <table:table-cell table:style-name="Таблица2.C5" office:value-type="string">
            <text:p text:style-name="P55">AAvg=15/2=7.5</text:p>
          </table:table-cell>
        </table:table-row>
        <table:table-row table:style-name="TableLine94548906440976">
          <table:table-cell table:style-name="Таблица2.A8" office:value-type="string">
            <text:p text:style-name="P39">4</text:p>
          </table:table-cell>
          <table:table-cell table:style-name="Таблица2.B6" office:value-type="string">
            <text:p text:style-name="P39">Mul=8*2=16</text:p>
          </table:table-cell>
          <table:table-cell table:style-name="Таблица2.C6" office:value-type="string">
            <text:p text:style-name="P55">Mul=12*3=36</text:p>
          </table:table-cell>
        </table:table-row>
        <table:table-row table:style-name="TableLine94548906443264">
          <table:table-cell table:style-name="Таблица2.A8" office:value-type="string">
            <text:p text:style-name="P39">5</text:p>
          </table:table-cell>
          <table:table-cell table:style-name="Таблица2.B7" office:value-type="string">
            <text:p text:style-name="P39">GAvg=sqrt(16)=4</text:p>
          </table:table-cell>
          <table:table-cell table:style-name="Таблица2.C7" office:value-type="string">
            <text:p text:style-name="P55">GAvg=sqrt(36)=6</text:p>
          </table:table-cell>
        </table:table-row>
        <table:table-row table:style-name="TableLine94548906445200">
          <table:table-cell table:style-name="Таблица2.A8" office:value-type="string">
            <text:p text:style-name="P39">6</text:p>
          </table:table-cell>
          <table:table-cell table:style-name="Таблица2.B8" office:value-type="string">
            <text:p text:style-name="P39">Вивід: 5, 4</text:p>
          </table:table-cell>
          <table:table-cell table:style-name="Таблица2.C8" office:value-type="string">
            <text:p text:style-name="P55">Вивід: 7.5, 6</text:p>
          </table:table-cell>
        </table:table-row>
        <table:table-row table:style-name="TableLine94548906448144">
          <table:table-cell table:style-name="Таблица2.A9" office:value-type="string">
            <text:p text:style-name="P34"/>
          </table:table-cell>
          <table:table-cell table:style-name="Таблица2.B9" office:value-type="string">
            <text:p text:style-name="P39">Кінець</text:p>
          </table:table-cell>
          <table:table-cell table:style-name="Таблица2.C9" office:value-type="string">
            <text:p text:style-name="P55">Кінець</text:p>
          </table:table-cell>
        </table:table-row>
      </table:table>
      <text:p text:style-name="P19"/>
      <text:p text:style-name="P19"/>
      <text:p text:style-name="P13">Висновок:</text:p>
      <text:p text:style-name="P51"><text:span text:style-name="T32">На основі простого алгоритму для знаходження середнього арифметичного і снрнднього геометричного, </text:span><text:span text:style-name="T33">було</text:span> дослід<text:span text:style-name="T33">жено</text:span> лінійні програмні специфікації для подання перетворювальних операторів та операторів суперпозиції, <text:span text:style-name="T33">і </text:span>наб<text:span text:style-name="T33">уто</text:span><text:span text:style-name="T31"> </text:span>практичних навичок їх використання під час складання лінійних програмних специфікаці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heads_20_8" draw:display-name="Arrowheads 8" svg:viewBox="0 0 20 20" svg:d="M0 20l10-20 10 20z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3" draw:display-name="Dashed (var) 33" draw:style="rect" draw:dots1="1" draw:dots1-length="0.006cm" draw:dots2="1" draw:dots2-length="0.006cm" draw:distance="0.006cm"/>
    <draw:stroke-dash draw:name="Dashed_20__28_var_29__20_34" draw:display-name="Dashed (var) 34" draw:style="rect" draw:dots1="1" draw:dots1-length="0.006cm" draw:dots2="1" draw:dots2-length="0.006cm" draw:distance="0.006cm"/>
    <draw:stroke-dash draw:name="Dashed_20__28_var_29__20_35" draw:display-name="Dashed (var) 35" draw:style="rect" draw:dots1="1" draw:dots1-length="0.006cm" draw:dots2="1" draw:dots2-length="0.006cm" draw:distance="0.006cm"/>
    <draw:stroke-dash draw:name="Dashed_20__28_var_29__20_36" draw:display-name="Dashed (var) 36" draw:style="rect" draw:dots1="1" draw:dots1-length="0.006cm" draw:dots2="1" draw:dots2-length="0.006cm" draw:distance="0.006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60" draw:display-name="Dashed (var) 60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" fo:font-family="'Times New Roman'" style:font-family-generic="roman" style:font-pitch="variable" fo:font-size="12pt" fo:language="uk" fo:country="UA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uk" fo:country="UA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" fo:font-family="'Times New Roman'" style:font-family-generic="roman" style:font-pitch="variable" fo:font-size="12pt" fo:language="uk" fo:country="UA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3.724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5.368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7.011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8.655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0.299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1.942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3.58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solid" draw:fill-color="#612322"/>
      <style:paragraph-properties fo:text-align="center"/>
    </style:style>
    <style:style style:name="MP3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>
      <style:graphic-properties draw:stroke="none" svg:stroke-width="0cm" draw:fill="solid" draw:fill-color="#612322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258cm" fo:margin-bottom="0.494cm" fo:margin-left="2.822cm" fo:margin-right="1.3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draw:path text:anchor-type="char" draw:z-index="6" draw:name="Фигура1" draw:style-name="Mgr1" draw:text-style-name="MP2" svg:width="16.604cm" svg:height="0.156cm" svg:x="2.951cm" svg:y="1.85cm" svg:viewBox="0 0 16605 157" svg:d="M16605 51h-16605v106h16605zM16605 0h-16605v25h16605z"><text:p/></draw:path><draw:frame draw:style-name="Mfr1" draw:name="Врезка1" text:anchor-type="char" svg:x="4.995cm" svg:y="1.235cm" svg:width="12.517cm" svg:height="0.619cm" draw:z-index="0"><draw:text-box><text:p text:style-name="MP3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/text:p>
      </style:header>
    </style:master-page>
    <style:master-page style:name="Converted2" style:page-layout-name="Mpm3">
      <style:header>
        <text:p text:style-name="MP1"><draw:path text:anchor-type="char" draw:z-index="0" draw:name="Фигура2" draw:style-name="Mgr1" draw:text-style-name="MP2" svg:width="16.604cm" svg:height="0.156cm" svg:x="2.951cm" svg:y="1.85cm" svg:viewBox="0 0 16605 157" svg:d="M16605 51h-16605v106h16605zM16605 0h-16605v25h16605z"><text:p/></draw:path><draw:frame draw:style-name="Mfr1" draw:name="Врезка2" text:anchor-type="char" svg:x="4.995cm" svg:y="1.235cm" svg:width="12.517cm" svg:height="0.619cm" draw:z-index="0"><draw:text-box><text:p text:style-name="MP3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/text:p>
      </style:header>
    </style:master-page>
    <style:master-page style:name="Converted3" style:page-layout-name="Mpm3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І.Вітковська</meta:initial-creator>
    <dc:title>Основи програмування – 1. Алгоритми та структури даних</dc:title>
    <meta:creation-date>2021-09-13T20:50:37</meta:creation-date>
    <dc:date>2021-09-14T08:58:48.142118194</dc:date>
    <meta:editing-duration>PT46M41S</meta:editing-duration>
    <meta:editing-cycles>11</meta:editing-cycles>
    <meta:generator>LibreOffice/7.1.6.2.0$Linux_X86_64 LibreOffice_project/10$Build-2</meta:generator>
    <meta:document-statistic meta:table-count="2" meta:image-count="0" meta:object-count="0" meta:page-count="5" meta:paragraph-count="122" meta:word-count="417" meta:character-count="2904" meta:non-whitespace-character-count="2536"/>
    <meta:template xlink:type="simple" xlink:actuate="onRequest" xlink:title="Normal" xlink:href=""/>
  </office:meta>
</office:document-meta>
</file>